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Quittung: Entlohnung FreiwilligeR</text:p>
      <text:p text:style-name="P1"/>
      <text:p text:style-name="P2"/>
      <text:p text:style-name="P2"/>
      <text:p text:style-name="P2"/>
      <text:p text:style-name="P2"/>
      <text:p text:style-name="P2">Ich habe für Mithilfe beim Experiment vom <text:span text:style-name="T1">27. Oktober 2008</text:span> einen Betrag von<text:span text:style-name="T1"> € 2,50</text:span> in bar erhalten. </text:p>
      <text:p text:style-name="P2">Der Betrag wird brutto ausbezahlt. Eventuelle Steuern und sonstige Abgaben sind vom Empfänger des Geldbetrages selbst zu entrichten.</text:p>
      <text:p text:style-name="P2"/>
      <text:p text:style-name="P2"/>
      <text:p text:style-name="P2"/>
      <text:p text:style-name="P2"/>
      <text:p text:style-name="P2"/>
      <text:p text:style-name="P2">Name (in Blockbuchstaben):_________________________________</text:p>
      <text:p text:style-name="P2"/>
      <text:p text:style-name="P2"/>
      <text:p text:style-name="P2">Jena, _________________________________________________</text:p>
      <text:p text:style-name="P2"><text:tab/><text:tab/><text:tab/><text:tab/><text:span text:style-name="T2">(Unterschrift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GB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Gerhard Riener</meta:initial-creator>
    <meta:creation-date>2008-10-12T15:59:55</meta:creation-date>
    <dc:date>2008-10-26T17:25:33</dc:date>
    <meta:print-date>2008-10-22T13:46:46</meta:print-date>
    <meta:editing-cycles>7</meta:editing-cycles>
    <meta:editing-duration>PT08H27M26S</meta:editing-duration>
    <dc:creator>Gerhard Riener</dc:creator>
    <meta:document-statistic meta:table-count="0" meta:image-count="0" meta:object-count="0" meta:page-count="1" meta:paragraph-count="6" meta:word-count="45" meta:character-count="397"/>
    <meta:user-defined meta:name="Info 1"/>
    <meta:user-defined meta:name="Info 2"/>
    <meta:user-defined meta:name="Info 3"/>
    <meta:user-defined meta:name="Info 4"/>
  </office:meta>
</office:document-meta>
</file>